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Maple Mono" svg:font-family="'Maple Mono'" style:font-pitch="fixed"/>
  </office:font-face-decls>
  <office:automatic-styles>
    <style:style style:name="P1" style:family="paragraph" style:parent-style-name="Standard">
      <style:text-properties fo:color="#d62e4e" loext:opacity="100%" style:font-name="Maple Mono" fo:font-size="5pt" fo:font-weight="normal" officeooo:paragraph-rsid="0002e8d9" style:font-size-asian="5pt" style:font-weight-asian="normal" style:font-size-complex="5pt" style:font-weight-complex="normal"/>
    </style:style>
    <style:style style:name="P2" style:family="paragraph" style:parent-style-name="Standard">
      <style:text-properties style:font-name="Maple Mono" fo:font-size="5pt" fo:font-weight="normal" officeooo:rsid="004992b4" officeooo:paragraph-rsid="0061945b" style:font-size-asian="5pt" style:font-weight-asian="normal" style:font-size-complex="5pt" style:font-weight-complex="normal"/>
    </style:style>
    <style:style style:name="P3" style:family="paragraph" style:parent-style-name="Standard">
      <style:text-properties style:font-name="Maple Mono" fo:font-size="5pt" fo:font-weight="normal" officeooo:paragraph-rsid="0002e8d9" style:font-size-asian="5pt" style:font-weight-asian="normal" style:font-size-complex="5pt" style:font-weight-complex="normal"/>
    </style:style>
    <style:style style:name="P4" style:family="paragraph" style:parent-style-name="Standard">
      <style:text-properties style:font-name="Maple Mono" fo:font-size="5pt" fo:font-weight="normal" officeooo:rsid="0031f35e" officeooo:paragraph-rsid="0031f35e" style:font-size-asian="5pt" style:font-weight-asian="normal" style:font-size-complex="5pt" style:font-weight-complex="normal"/>
    </style:style>
    <style:style style:name="P5" style:family="paragraph" style:parent-style-name="Standard">
      <style:text-properties style:font-name="Maple Mono" fo:font-size="5pt" fo:font-weight="normal" officeooo:rsid="00254316" officeooo:paragraph-rsid="0002e8d9" style:font-size-asian="5pt" style:font-weight-asian="normal" style:font-size-complex="5pt" style:font-weight-complex="normal"/>
    </style:style>
    <style:style style:name="P6" style:family="paragraph" style:parent-style-name="Standard">
      <style:text-properties style:font-name="Maple Mono" fo:font-size="5pt" fo:font-weight="normal" officeooo:rsid="008480af" officeooo:paragraph-rsid="00916e45" style:font-size-asian="5pt" style:font-weight-asian="normal" style:font-size-complex="5pt" style:font-weight-complex="normal"/>
    </style:style>
    <style:style style:name="P7" style:family="paragraph" style:parent-style-name="Standard">
      <style:text-properties style:font-name="Maple Mono" fo:font-size="5pt" fo:font-weight="normal" officeooo:rsid="0003a630" officeooo:paragraph-rsid="0003a630" style:font-size-asian="5pt" style:font-weight-asian="normal" style:font-size-complex="5pt" style:font-weight-complex="normal"/>
    </style:style>
    <style:style style:name="P8" style:family="paragraph" style:parent-style-name="Standard">
      <style:text-properties style:font-name="Maple Mono" fo:font-size="5pt" fo:font-weight="normal" officeooo:rsid="0019c4a9" officeooo:paragraph-rsid="00952b34" style:font-size-asian="5pt" style:font-weight-asian="normal" style:font-size-complex="5pt" style:font-weight-complex="normal"/>
    </style:style>
    <style:style style:name="P9" style:family="paragraph" style:parent-style-name="Standard">
      <style:text-properties style:font-name="Maple Mono" fo:font-size="5pt" fo:font-weight="normal" officeooo:rsid="0019c4a9" officeooo:paragraph-rsid="0033b60f" style:font-size-asian="5pt" style:font-weight-asian="normal" style:font-size-complex="5pt" style:font-weight-complex="normal"/>
    </style:style>
    <style:style style:name="P10" style:family="paragraph" style:parent-style-name="Standard">
      <style:text-properties style:font-name="Maple Mono" fo:font-size="5pt" fo:font-weight="normal" officeooo:rsid="0019c4a9" officeooo:paragraph-rsid="00f4b0de" style:font-size-asian="5pt" style:font-weight-asian="normal" style:font-size-complex="5pt" style:font-weight-complex="normal"/>
    </style:style>
    <style:style style:name="P11" style:family="paragraph" style:parent-style-name="Standard">
      <style:text-properties style:font-name="Maple Mono" fo:font-size="5pt" fo:font-weight="normal" officeooo:rsid="009a55ca" officeooo:paragraph-rsid="009a55ca" style:font-size-asian="5pt" style:font-weight-asian="normal" style:font-size-complex="5pt" style:font-weight-complex="normal"/>
    </style:style>
    <style:style style:name="P12" style:family="paragraph" style:parent-style-name="Standard">
      <style:text-properties style:font-name="Maple Mono" fo:font-size="5pt" fo:font-weight="normal" officeooo:rsid="009b752c" officeooo:paragraph-rsid="009b752c" style:font-size-asian="5pt" style:font-weight-asian="normal" style:font-size-complex="5pt" style:font-weight-complex="normal"/>
    </style:style>
    <style:style style:name="P13" style:family="paragraph" style:parent-style-name="Standard">
      <style:text-properties style:font-name="Maple Mono" fo:font-size="5pt" fo:font-weight="normal" officeooo:rsid="008232c3" officeooo:paragraph-rsid="00918205" style:font-size-asian="5pt" style:font-weight-asian="normal" style:font-size-complex="5pt" style:font-weight-complex="normal"/>
    </style:style>
    <style:style style:name="P14" style:family="paragraph" style:parent-style-name="Standard">
      <style:text-properties style:font-name="Maple Mono" fo:font-size="5pt" fo:font-weight="normal" officeooo:rsid="0020b00d" officeooo:paragraph-rsid="0020b00d" style:font-size-asian="5pt" style:font-weight-asian="normal" style:font-size-complex="5pt" style:font-weight-complex="normal"/>
    </style:style>
    <style:style style:name="P15" style:family="paragraph" style:parent-style-name="Standard">
      <style:text-properties style:font-name="Maple Mono" fo:font-size="5pt" fo:font-weight="normal" officeooo:rsid="00234eaa" officeooo:paragraph-rsid="00234eaa" style:font-size-asian="5pt" style:font-weight-asian="normal" style:font-size-complex="5pt" style:font-weight-complex="normal"/>
    </style:style>
    <style:style style:name="P16" style:family="paragraph" style:parent-style-name="Standard">
      <style:text-properties style:font-name="Maple Mono" fo:font-size="5pt" fo:font-weight="normal" officeooo:rsid="0033b60f" officeooo:paragraph-rsid="0033b60f" style:font-size-asian="5pt" style:font-weight-asian="normal" style:font-size-complex="5pt" style:font-weight-complex="normal"/>
    </style:style>
    <style:style style:name="P17" style:family="paragraph" style:parent-style-name="Standard">
      <style:text-properties style:font-name="Maple Mono" fo:font-size="5pt" fo:font-weight="normal" officeooo:rsid="0007b783" officeooo:paragraph-rsid="0007b783" style:font-size-asian="5pt" style:font-weight-asian="normal" style:font-size-complex="5pt" style:font-weight-complex="normal"/>
    </style:style>
    <style:style style:name="P18" style:family="paragraph" style:parent-style-name="Standard">
      <style:text-properties style:font-name="Maple Mono" fo:font-size="5pt" fo:font-weight="normal" officeooo:rsid="0007b783" officeooo:paragraph-rsid="000d26ab" style:font-size-asian="5pt" style:font-weight-asian="normal" style:font-size-complex="5pt" style:font-weight-complex="normal"/>
    </style:style>
    <style:style style:name="P19" style:family="paragraph" style:parent-style-name="Standard">
      <style:text-properties style:font-name="Maple Mono" fo:font-size="5pt" fo:font-weight="normal" officeooo:rsid="0007b783" officeooo:paragraph-rsid="0031eeb1" style:font-size-asian="5pt" style:font-weight-asian="normal" style:font-size-complex="5pt" style:font-weight-complex="normal"/>
    </style:style>
    <style:style style:name="P20" style:family="paragraph" style:parent-style-name="Standard">
      <style:text-properties style:font-name="Maple Mono" fo:font-size="5pt" fo:font-weight="normal" officeooo:rsid="0007b783" officeooo:paragraph-rsid="0033b60f" style:font-size-asian="5pt" style:font-weight-asian="normal" style:font-size-complex="5pt" style:font-weight-complex="normal"/>
    </style:style>
    <style:style style:name="P21" style:family="paragraph" style:parent-style-name="Standard">
      <style:text-properties style:font-name="Maple Mono" fo:font-size="5pt" fo:font-weight="normal" officeooo:rsid="00476624" officeooo:paragraph-rsid="00476624" style:font-size-asian="5pt" style:font-weight-asian="normal" style:font-size-complex="5pt" style:font-weight-complex="normal"/>
    </style:style>
    <style:style style:name="P22" style:family="paragraph" style:parent-style-name="Standard">
      <style:text-properties style:font-name="Maple Mono" fo:font-size="5pt" fo:font-weight="normal" officeooo:rsid="00a6219f" officeooo:paragraph-rsid="00a6219f" style:font-size-asian="5pt" style:font-weight-asian="normal" style:font-size-complex="5pt" style:font-weight-complex="normal"/>
    </style:style>
    <style:style style:name="P23" style:family="paragraph" style:parent-style-name="Standard">
      <style:text-properties style:font-name="Maple Mono" fo:font-size="5pt" fo:font-weight="normal" officeooo:rsid="000d2bc8" officeooo:paragraph-rsid="0011cf10" style:font-size-asian="5pt" style:font-weight-asian="normal" style:font-size-complex="5pt" style:font-weight-complex="normal"/>
    </style:style>
    <style:style style:name="P24" style:family="paragraph" style:parent-style-name="Standard">
      <style:text-properties style:use-window-font-color="true" loext:opacity="0%" style:font-name="Maple Mono" fo:font-size="5pt" fo:font-weight="normal" officeooo:rsid="004aae3c" officeooo:paragraph-rsid="004aae3c" style:font-size-asian="5pt" style:font-weight-asian="normal" style:font-size-complex="5pt" style:font-weight-complex="normal"/>
    </style:style>
    <style:style style:name="P25" style:family="paragraph" style:parent-style-name="Standard">
      <style:text-properties style:use-window-font-color="true" loext:opacity="0%" style:font-name="Maple Mono" fo:font-size="5pt" fo:font-weight="normal" officeooo:rsid="009c1ca9" officeooo:paragraph-rsid="009c1ca9" style:font-size-asian="5pt" style:font-weight-asian="normal" style:font-size-complex="5pt" style:font-weight-complex="normal"/>
    </style:style>
    <style:style style:name="P26" style:family="paragraph" style:parent-style-name="Standard">
      <style:text-properties style:use-window-font-color="true" loext:opacity="0%" style:font-name="Maple Mono" fo:font-size="5pt" fo:font-weight="normal" officeooo:rsid="0094de73" officeooo:paragraph-rsid="0094de73" style:font-size-asian="5pt" style:font-weight-asian="normal" style:font-size-complex="5pt" style:font-weight-complex="normal"/>
    </style:style>
    <style:style style:name="P27" style:family="paragraph" style:parent-style-name="Standard">
      <style:text-properties style:use-window-font-color="true" loext:opacity="0%" style:font-name="Maple Mono" fo:font-size="5pt" fo:font-weight="normal" officeooo:rsid="00479fa0" officeooo:paragraph-rsid="009e1b4a" style:font-size-asian="5pt" style:font-weight-asian="normal" style:font-size-complex="5pt" style:font-weight-complex="normal"/>
    </style:style>
    <style:style style:name="P28" style:family="paragraph" style:parent-style-name="Standard">
      <style:text-properties style:use-window-font-color="true" loext:opacity="0%" style:font-name="Maple Mono" fo:font-size="5pt" fo:font-weight="normal" officeooo:rsid="00a0f287" officeooo:paragraph-rsid="00a0f287" style:font-size-asian="5pt" style:font-weight-asian="normal" style:font-size-complex="5pt" style:font-weight-complex="normal"/>
    </style:style>
    <style:style style:name="P29" style:family="paragraph" style:parent-style-name="Standard">
      <style:text-properties style:use-window-font-color="true" loext:opacity="0%" style:font-name="Maple Mono" fo:font-size="5pt" fo:font-weight="normal" officeooo:rsid="00f4b0de" officeooo:paragraph-rsid="00f4b0de" style:font-size-asian="5pt" style:font-weight-asian="normal" style:font-size-complex="5pt" style:font-weight-complex="normal"/>
    </style:style>
    <style:style style:name="P30" style:family="paragraph" style:parent-style-name="Standard">
      <style:text-properties style:use-window-font-color="true" loext:opacity="0%" style:font-name="Maple Mono" fo:font-size="5pt" fo:font-weight="normal" officeooo:rsid="00f87fc9" officeooo:paragraph-rsid="00f87fc9" style:font-size-asian="5pt" style:font-weight-asian="normal" style:font-size-complex="5pt" style:font-weight-complex="normal"/>
    </style:style>
    <style:style style:name="P31" style:family="paragraph" style:parent-style-name="Standard">
      <style:text-properties style:use-window-font-color="true" loext:opacity="0%" style:font-name="Maple Mono" fo:font-size="5pt" fo:language="en" fo:country="US" fo:font-weight="normal" officeooo:rsid="006572bd" officeooo:paragraph-rsid="00918205" style:font-size-asian="5pt" style:font-weight-asian="normal" style:font-size-complex="5pt" style:font-weight-complex="normal"/>
    </style:style>
    <style:style style:name="P32" style:family="paragraph" style:parent-style-name="Standard">
      <style:text-properties style:use-window-font-color="true" loext:opacity="0%" style:font-name="Maple Mono" fo:font-size="5pt" fo:language="en" fo:country="US" fo:font-weight="normal" officeooo:rsid="00750d48" officeooo:paragraph-rsid="00918205" style:font-size-asian="5pt" style:font-weight-asian="normal" style:font-size-complex="5pt" style:font-weight-complex="normal"/>
    </style:style>
    <style:style style:name="P33" style:family="paragraph" style:parent-style-name="Standard">
      <style:text-properties style:use-window-font-color="true" loext:opacity="0%" style:font-name="Maple Mono" fo:font-size="5pt" fo:language="en" fo:country="US" fo:font-weight="normal" officeooo:rsid="0066daf6" officeooo:paragraph-rsid="00918205" style:font-size-asian="5pt" style:font-weight-asian="normal" style:font-size-complex="5pt" style:font-weight-complex="normal"/>
    </style:style>
    <style:style style:name="P34" style:family="paragraph" style:parent-style-name="Standard">
      <style:text-properties style:use-window-font-color="true" loext:opacity="0%" style:font-name="Maple Mono" fo:font-size="5pt" fo:language="en" fo:country="US" fo:font-weight="normal" officeooo:rsid="006bde6d" officeooo:paragraph-rsid="00918205" style:font-size-asian="5pt" style:font-weight-asian="normal" style:font-size-complex="5pt" style:font-weight-complex="normal"/>
    </style:style>
    <style:style style:name="P35" style:family="paragraph" style:parent-style-name="Standard">
      <style:text-properties fo:color="#5983b0" loext:opacity="100%" style:font-name="Maple Mono" fo:font-size="5pt" fo:font-weight="normal" officeooo:rsid="0003a630" officeooo:paragraph-rsid="0003a630" style:font-size-asian="5pt" style:font-weight-asian="normal" style:font-size-complex="5pt" style:font-weight-complex="normal"/>
    </style:style>
    <style:style style:name="P36" style:family="paragraph" style:parent-style-name="Standard">
      <style:text-properties fo:color="#5983b0" loext:opacity="100%" style:font-name="Maple Mono" fo:font-size="5pt" fo:font-weight="normal" officeooo:rsid="0019c4a9" officeooo:paragraph-rsid="0033b60f" style:font-size-asian="5pt" style:font-weight-asian="normal" style:font-size-complex="5pt" style:font-weight-complex="normal"/>
    </style:style>
    <style:style style:name="P37" style:family="paragraph" style:parent-style-name="Standard">
      <style:text-properties fo:color="#5983b0" loext:opacity="100%" style:font-name="Maple Mono" fo:font-size="5pt" fo:font-weight="normal" officeooo:rsid="0007b783" officeooo:paragraph-rsid="0007b783" style:font-size-asian="5pt" style:font-weight-asian="normal" style:font-size-complex="5pt" style:font-weight-complex="normal"/>
    </style:style>
    <style:style style:name="P38" style:family="paragraph" style:parent-style-name="Standard">
      <style:text-properties fo:color="#5983b0" loext:opacity="100%" style:font-name="Maple Mono" fo:font-size="5pt" fo:font-weight="normal" officeooo:rsid="0007b783" officeooo:paragraph-rsid="0031eeb1" style:font-size-asian="5pt" style:font-weight-asian="normal" style:font-size-complex="5pt" style:font-weight-complex="normal"/>
    </style:style>
    <style:style style:name="P39" style:family="paragraph" style:parent-style-name="Standard">
      <style:text-properties fo:color="#3faf46" loext:opacity="100%" style:font-name="Maple Mono" fo:font-size="5pt" fo:font-weight="normal" officeooo:rsid="00694635" officeooo:paragraph-rsid="00918205" style:font-size-asian="5pt" style:font-weight-asian="normal" style:font-size-complex="5pt" style:font-weight-complex="normal"/>
    </style:style>
    <style:style style:name="P40" style:family="paragraph" style:parent-style-name="Standard">
      <style:text-properties fo:color="#6b5e9b" loext:opacity="100%" style:font-name="Maple Mono" fo:font-size="5pt" fo:font-weight="normal" officeooo:rsid="000d2bc8" officeooo:paragraph-rsid="009e1b4a" style:font-size-asian="5pt" style:font-weight-asian="normal" style:font-size-complex="5pt" style:font-weight-complex="normal"/>
    </style:style>
    <style:style style:name="P41" style:family="paragraph" style:parent-style-name="Standard">
      <style:text-properties fo:color="#8d1d75" loext:opacity="100%" style:font-name="Maple Mono" fo:font-size="5pt" fo:font-weight="normal" officeooo:rsid="0003a630" officeooo:paragraph-rsid="00f4b0de" style:font-size-asian="5pt" style:font-weight-asian="normal" style:font-size-complex="5pt" style:font-weight-complex="normal"/>
    </style:style>
    <style:style style:name="P42" style:family="paragraph" style:parent-style-name="Standard">
      <style:text-properties fo:color="#ffff38" loext:opacity="100%" style:font-name="Maple Mono" fo:font-size="5pt" fo:font-weight="normal" officeooo:rsid="0019c4a9" officeooo:paragraph-rsid="0003a630" style:font-size-asian="5pt" style:font-weight-asian="normal" style:font-size-complex="5pt" style:font-weight-complex="normal"/>
    </style:style>
    <style:style style:name="P43" style:family="paragraph" style:parent-style-name="Standard">
      <style:text-properties fo:color="#ffff38" loext:opacity="100%" style:font-name="Maple Mono" fo:font-size="5pt" fo:font-weight="normal" officeooo:rsid="0019c4a9" officeooo:paragraph-rsid="00f4b0de" style:font-size-asian="5pt" style:font-weight-asian="normal" style:font-size-complex="5pt" style:font-weight-complex="normal"/>
    </style:style>
    <style:style style:name="P44" style:family="paragraph" style:parent-style-name="Standard">
      <style:text-properties fo:color="#5983b0" loext:opacity="100%" style:font-name="Maple Mono" fo:font-size="5pt" fo:font-weight="normal" officeooo:rsid="0003a630" officeooo:paragraph-rsid="0003a630" style:font-size-asian="5pt" style:font-weight-asian="normal" style:font-size-complex="5pt" style:font-weight-complex="normal"/>
    </style:style>
    <style:style style:name="T1" style:family="text">
      <style:text-properties officeooo:rsid="0002e8d9"/>
    </style:style>
    <style:style style:name="T2" style:family="text">
      <style:text-properties officeooo:rsid="00254316"/>
    </style:style>
    <style:style style:name="T3" style:family="text">
      <style:text-properties officeooo:rsid="00049ac9"/>
    </style:style>
    <style:style style:name="T4" style:family="text">
      <style:text-properties officeooo:rsid="0008650b"/>
    </style:style>
    <style:style style:name="T5" style:family="text">
      <style:text-properties officeooo:rsid="00086a89"/>
    </style:style>
    <style:style style:name="T6" style:family="text">
      <style:text-properties officeooo:rsid="000d2bc8"/>
    </style:style>
    <style:style style:name="T7" style:family="text">
      <style:text-properties officeooo:rsid="00107fc2"/>
    </style:style>
    <style:style style:name="T8" style:family="text">
      <style:text-properties officeooo:rsid="0011cf10"/>
    </style:style>
    <style:style style:name="T9" style:family="text">
      <style:text-properties officeooo:rsid="00234eaa"/>
    </style:style>
    <style:style style:name="T10" style:family="text">
      <style:text-properties officeooo:rsid="0031f35e"/>
    </style:style>
    <style:style style:name="T11" style:family="text">
      <style:text-properties officeooo:rsid="0033b60f"/>
    </style:style>
    <style:style style:name="T12" style:family="text">
      <style:text-properties fo:color="#5983b0" loext:opacity="100%"/>
    </style:style>
    <style:style style:name="T13" style:family="text">
      <style:text-properties fo:color="#5983b0" loext:opacity="100%" officeooo:rsid="0013dd8a"/>
    </style:style>
    <style:style style:name="T14" style:family="text">
      <style:text-properties officeooo:rsid="00479fa0"/>
    </style:style>
    <style:style style:name="T15" style:family="text">
      <style:text-properties officeooo:rsid="0049f297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officeooo:rsid="0094de73"/>
    </style:style>
    <style:style style:name="T18" style:family="text">
      <style:text-properties style:use-window-font-color="true" loext:opacity="0%" officeooo:rsid="00a0f287"/>
    </style:style>
    <style:style style:name="T19" style:family="text">
      <style:text-properties style:use-window-font-color="true" loext:opacity="0%" officeooo:rsid="00da4526"/>
    </style:style>
    <style:style style:name="T20" style:family="text">
      <style:text-properties officeooo:rsid="0079a1c0"/>
    </style:style>
    <style:style style:name="T21" style:family="text">
      <style:text-properties fo:color="#3faf46" loext:opacity="100%" fo:language="en" fo:country="US" officeooo:rsid="00643afa"/>
    </style:style>
    <style:style style:name="T22" style:family="text">
      <style:text-properties fo:color="#3faf46" loext:opacity="100%" fo:language="en" fo:country="US" officeooo:rsid="006572bd"/>
    </style:style>
    <style:style style:name="T23" style:family="text">
      <style:text-properties officeooo:rsid="00952b34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79a1c0"/>
    </style:style>
    <style:style style:name="T26" style:family="text">
      <style:text-properties officeooo:rsid="00a094cb"/>
    </style:style>
    <style:style style:name="T27" style:family="text">
      <style:text-properties officeooo:rsid="00b8c822"/>
    </style:style>
    <style:style style:name="T28" style:family="text">
      <style:text-properties officeooo:rsid="00ba3148"/>
    </style:style>
    <style:style style:name="T29" style:family="text">
      <style:text-properties officeooo:rsid="00bcc422"/>
    </style:style>
    <style:style style:name="T30" style:family="text">
      <style:text-properties officeooo:rsid="00c33534"/>
    </style:style>
    <style:style style:name="T31" style:family="text">
      <style:text-properties officeooo:rsid="00c8d150"/>
    </style:style>
    <style:style style:name="T32" style:family="text">
      <style:text-properties officeooo:rsid="00cfe814"/>
    </style:style>
    <style:style style:name="T33" style:family="text">
      <style:text-properties fo:color="#d62e4e" loext:opacity="100%"/>
    </style:style>
    <style:style style:name="T34" style:family="text">
      <style:text-properties fo:color="#d62e4e" loext:opacity="100%" officeooo:rsid="00049664"/>
    </style:style>
    <style:style style:name="T35" style:family="text">
      <style:text-properties fo:color="#d62e4e" loext:opacity="100%" officeooo:rsid="00049ac9"/>
    </style:style>
    <style:style style:name="T36" style:family="text">
      <style:text-properties fo:color="#d62e4e" loext:opacity="100%" officeooo:rsid="00793fcb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94041f" fo:background-color="transparent" loext:char-shading-value="0"/>
    </style:style>
    <style:style style:name="T39" style:family="text">
      <style:text-properties officeooo:rsid="00fa12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/ <text:span text:style-name="T3">DEVICE</text:span><text:span text:style-name="T10">S</text:span><text:span text:style-name="T3"> \\\</text:span></text:p>
      <text:p text:style-name="P2">Mini PC | PROTECTLI Vault Pro <text:span text:style-name="T15">VP2420-4</text:span></text:p>
      <text:p text:style-name="P3"><text:span text:style-name="T2">Laptop | </text:span><text:span text:style-name="T1">NOVACUSTOM NS51</text:span></text:p>
      <text:p text:style-name="P4">Phone | <text:span text:style-name="T20">*BURNER*</text:span></text:p>
      <text:p text:style-name="P5"><text:span text:style-name="T33">/// </text:span><text:span text:style-name="T34">ACSESSORIES \\\</text:span></text:p>
      <text:p text:style-name="P5">Camera | <text:span text:style-name="T1">PANASONIC Lumix G7</text:span></text:p>
      <text:p text:style-name="P5">Microphone | <text:span text:style-name="T1">SHURE SM58</text:span></text:p>
      <text:p text:style-name="P5">Headphones | <text:span text:style-name="T1">SONY WH-1000XM4</text:span></text:p>
      <text:p text:style-name="P5">Keyboard | </text:p>
      <text:p text:style-name="P5">Mouse | </text:p>
      <text:p text:style-name="P5">Monitor | <text:span text:style-name="T4">VIEWSONIC VA1655</text:span></text:p>
      <text:p text:style-name="P6">Power Bank | </text:p>
      <text:p text:style-name="P5"><text:span text:style-name="T33">/// </text:span><text:span text:style-name="T34">STORAGE \\\</text:span></text:p>
      <text:p text:style-name="P5">SD Cards | <text:span text:style-name="T1">MICROCENTER 1TB</text:span></text:p>
      <text:p text:style-name="P7">USB Drives | <text:span text:style-name="T5">MICROCENTER 512GB</text:span></text:p>
      <text:p text:style-name="P7"><text:span text:style-name="T33">/// </text:span><text:span text:style-name="T34">PHYSICAL </text:span><text:span text:style-name="T35">SECURITY </text:span><text:span text:style-name="T34">\\\</text:span></text:p>
      <text:p text:style-name="P5">Authentication Key | <text:span text:style-name="T1">YUBIKEY 5C</text:span></text:p>
      <text:p text:style-name="P5">Hardware Wallet | <text:span text:style-name="T1">TREZOR Model T</text:span></text:p>
      <text:p text:style-name="P5"><text:span text:style-name="T33">/// </text:span><text:span text:style-name="T34">INTERNET AC</text:span><text:span text:style-name="T36">C</text:span><text:span text:style-name="T34">SESS \\\</text:span></text:p>
      <text:p text:style-name="P24">SIM Card | </text:p>
      <text:p text:style-name="P42">/// ORAL CARE \\\</text:p>
      <text:p text:style-name="P8"><text:span text:style-name="T23">T</text:span>oothpaste<text:span text:style-name="T17"> | </text:span></text:p>
      <text:p text:style-name="P8"><text:span text:style-name="T23">T</text:span>ooth <text:span text:style-name="T23">B</text:span>rush<text:span text:style-name="T17"> | </text:span></text:p>
      <text:p text:style-name="P8"><text:span text:style-name="T23">F</text:span>loss<text:span text:style-name="T17"> | </text:span></text:p>
      <text:p text:style-name="P8"><text:span text:style-name="T23">T</text:span>ongue <text:span text:style-name="T23">S</text:span>craper<text:span text:style-name="T17"> | </text:span></text:p>
      <text:p text:style-name="P8"><text:span text:style-name="T23">M</text:span>outhwash<text:span text:style-name="T17"> | </text:span></text:p>
      <text:p text:style-name="P8"><text:span text:style-name="T23">C</text:span>hapstick<text:span text:style-name="T17"> | </text:span></text:p>
      <text:p text:style-name="P11"><text:span text:style-name="T17">W</text:span><text:span text:style-name="T16">hitening Strips | </text:span></text:p>
      <text:p text:style-name="P43">/// SKIN CARE \\\</text:p>
      <text:p text:style-name="P10"><text:span text:style-name="T23">S</text:span>unscreen<text:span text:style-name="T17"> | </text:span></text:p>
      <text:p text:style-name="P8"><text:span text:style-name="T23">M</text:span>oisterizer<text:span text:style-name="T17"> | </text:span></text:p>
      <text:p text:style-name="P8"><text:span text:style-name="T23">R</text:span>etinol<text:span text:style-name="T17"> | </text:span></text:p>
      <text:p text:style-name="P8"><text:span text:style-name="T23">C</text:span>leanser<text:span text:style-name="T17"> | </text:span></text:p>
      <text:p text:style-name="P12"><text:span text:style-name="T17">V</text:span><text:span text:style-name="T16">itamin C | </text:span></text:p>
      <text:p text:style-name="P42">/// BODY CARE \\\</text:p>
      <text:p text:style-name="P8"><text:span text:style-name="T23">N</text:span>ail <text:span text:style-name="T23">C</text:span>lipper<text:span text:style-name="T17"> | </text:span></text:p>
      <text:p text:style-name="P8"><text:span text:style-name="T23">R</text:span>azor<text:span text:style-name="T17"> | </text:span></text:p>
      <text:p text:style-name="P42">/// HAND CARE \\\</text:p>
      <text:p text:style-name="P8"><text:span text:style-name="T23">S</text:span>oap<text:span text:style-name="T17"> | </text:span></text:p>
      <text:p text:style-name="P8"><text:span text:style-name="T23">S</text:span>anatizer<text:span text:style-name="T17"> | </text:span></text:p>
      <text:p text:style-name="P8"><text:span text:style-name="T23">L</text:span>otion<text:span text:style-name="T17"> | </text:span></text:p>
      <text:p text:style-name="P43">/// SHOWER \\\</text:p>
      <text:p text:style-name="P10"><text:span text:style-name="T23">S</text:span>hampoo<text:span text:style-name="T17"> | </text:span></text:p>
      <text:p text:style-name="P8"><text:span text:style-name="T23">C</text:span>onditioner<text:span text:style-name="T17"> | </text:span></text:p>
      <text:p text:style-name="P8"><text:span text:style-name="T23">B</text:span>ody <text:span text:style-name="T23">W</text:span>ash<text:span text:style-name="T17"> | </text:span></text:p>
      <text:p text:style-name="P8"><text:span text:style-name="T23">S</text:span>crubber<text:span text:style-name="T17"> | </text:span></text:p>
      <text:p text:style-name="P8"><text:span text:style-name="T23">T</text:span>owel<text:span text:style-name="T17"> | </text:span></text:p>
      <text:p text:style-name="P42">/// ODOR \\\</text:p>
      <text:p text:style-name="P8"><text:span text:style-name="T23">D</text:span>eodorant<text:span text:style-name="T17"> | </text:span></text:p>
      <text:p text:style-name="P8"><text:span text:style-name="T23">C</text:span>ologne<text:span text:style-name="T17"> | </text:span></text:p>
      <text:p text:style-name="P13"><text:span text:style-name="T21">/// </text:span><text:span text:style-name="T22">CLOTHING \\\</text:span></text:p>
      <text:p text:style-name="P31">cap</text:p>
      <text:p text:style-name="P31">sun glasses</text:p>
      <text:p text:style-name="P31">face covering</text:p>
      <text:p text:style-name="P31">winter coat</text:p>
      <text:p text:style-name="P31">crop sleeveless shirt</text:p>
      <text:p text:style-name="P31"><text:span text:style-name="T28">crop </text:span>hoodie</text:p>
      <text:p text:style-name="P31">arm warmer<text:span text:style-name="T30">s</text:span></text:p>
      <text:p text:style-name="P31">fingerless glove<text:span text:style-name="T30">s</text:span></text:p>
      <text:p text:style-name="P32">seamles <text:span text:style-name="T29">thong </text:span>panties</text:p>
      <text:p text:style-name="P31">high waisted skirt</text:p>
      <text:p text:style-name="P33">thigh <text:span text:style-name="T32">high socks</text:span></text:p>
      <text:p text:style-name="P34">barefoot <text:span text:style-name="T31">boots</text:span></text:p>
      <text:p text:style-name="P39"><text:span text:style-name="T24">/// </text:span><text:span text:style-name="T25">JEWLERY \\\</text:span></text:p>
      <text:p text:style-name="P25"><text:span text:style-name="T25">E</text:span><text:span text:style-name="T24">ar Rings | </text:span></text:p>
      <text:p text:style-name="P25">Necklace | </text:p>
      <text:p text:style-name="P25">Watch | </text:p>
      <text:p text:style-name="P25">Bracelet | </text:p>
      <text:p text:style-name="P25">Ring | </text:p>
      <text:p text:style-name="P25">Belly Button Ring | </text:p>
      <text:p text:style-name="P25">Anklet | </text:p>
      <text:p text:style-name="P35"><text:span text:style-name="T37">/// </text:span><text:span text:style-name="T38">FOOD \\\</text:span></text:p>
      <text:p text:style-name="P26"><text:span text:style-name="T23">S</text:span>poon | </text:p>
      <text:p text:style-name="P26"><text:span text:style-name="T23">F</text:span>ork | </text:p>
      <text:p text:style-name="P26"><text:span text:style-name="T23">K</text:span>nife | </text:p>
      <text:p text:style-name="P26"><text:span text:style-name="T23">B</text:span>owl | </text:p>
      <text:p text:style-name="P26"><text:span text:style-name="T23">P</text:span>late | </text:p>
      <text:p text:style-name="P26"><text:span text:style-name="T23">B</text:span>ottle | </text:p>
      <text:p text:style-name="P26"><text:span text:style-name="T23">P</text:span>ot | </text:p>
      <text:p text:style-name="P26"><text:span text:style-name="T23">P</text:span>an | </text:p>
      <text:p text:style-name="P26"><text:span text:style-name="T23">G</text:span>as <text:span text:style-name="T23">B</text:span>urner | </text:p>
      <text:p text:style-name="P26"><text:span text:style-name="T23">P</text:span>re <text:span text:style-name="T23">C</text:span>ooked <text:span text:style-name="T23">M</text:span>eals | </text:p>
      <text:p text:style-name="P40">/// <text:span text:style-name="T14">TRANSPORTATION \\\</text:span></text:p>
      <text:p text:style-name="P27">Eletric Bike | </text:p>
      <text:p text:style-name="P27">Transit Card | </text:p>
      <text:p text:style-name="P41">/// <text:span text:style-name="T26">SLEEP \\\</text:span></text:p>
      <text:p text:style-name="P41"><text:span text:style-name="T18">Sleeping </text:span><text:span text:style-name="T19">Bag/Mat/Pad</text:span><text:span text:style-name="T18"> | </text:span></text:p>
      <text:p text:style-name="P28">Tent | </text:p>
      <text:p text:style-name="P28">Hamick | </text:p>
      <text:p text:style-name="P29">Ear Plugs | </text:p>
      <text:p text:style-name="P29">Eye Shade | </text:p>
      <text:p text:style-name="P30">Neck Pillow <text:span text:style-name="T39">| 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"><text:soft-page-break/><text:span text:style-name="T12">/// </text:span><text:span text:style-name="T13">RESIDANCY \\\</text:span></text:p>
      <text:p text:style-name="P14">Country | United States Of America</text:p>
      <text:p text:style-name="P14">State | </text:p>
      <text:p text:style-name="P14">City | </text:p>
      <text:p text:style-name="P7"/>
      <text:p text:style-name="P35">/// <text:span text:style-name="T9">EMPLOYMENT \\\</text:span></text:p>
      <text:p text:style-name="P15">Remote | </text:p>
      <text:p text:style-name="P15"/>
      <text:p text:style-name="P36">/// CURRENCIES \\\</text:p>
      <text:p text:style-name="P9">Physical | Gold Silver <text:span text:style-name="T11">Cash</text:span></text:p>
      <text:p text:style-name="P9">Crypto | Bitcoin Monero</text:p>
      <text:p text:style-name="P16">Digital | Debit <text:span text:style-name="T27">Credit</text:span></text:p>
      <text:p text:style-name="P7"/>
      <text:p text:style-name="P37">/// PUBLIC PROFILE \\\</text:p>
      <text:p text:style-name="P17">Name | Anthony Hernandez</text:p>
      <text:p text:style-name="P17">Birthdate | 03/21/2002</text:p>
      <text:p text:style-name="P17">Age | 21</text:p>
      <text:p text:style-name="P17">Sex | Male</text:p>
      <text:p text:style-name="P17">Gender | Man</text:p>
      <text:p text:style-name="P17">Pronouns | He/Him</text:p>
      <text:p text:style-name="P18">Sexuality | <text:span text:style-name="T7">Straight</text:span></text:p>
      <text:p text:style-name="P21">Nationality | Mexican American</text:p>
      <text:p text:style-name="P22">Maternal Status | Single</text:p>
      <text:p text:style-name="P18"/>
      <text:p text:style-name="P38">/// CONTACT \\\</text:p>
      <text:p text:style-name="P19">Home Address | </text:p>
      <text:p text:style-name="P20">Mail Address | </text:p>
      <text:p text:style-name="P19">Email | </text:p>
      <text:p text:style-name="P19">Phone Number | </text:p>
      <text:p text:style-name="P17"/>
      <text:p text:style-name="P37">/// IDENIFICATION \\\</text:p>
      <text:p text:style-name="P17">Passport | </text:p>
      <text:p text:style-name="P17">Drivers Lisence | </text:p>
      <text:p text:style-name="P17"/>
      <text:p text:style-name="P37">/// PROOF \\\</text:p>
      <text:p text:style-name="P17">Social Security Number | </text:p>
      <text:p text:style-name="P17">Birth Cirtificate | </text:p>
      <text:p text:style-name="P17"/>
      <text:p text:style-name="P37">/// <text:span text:style-name="T6">MEDICAL \\\</text:span></text:p>
      <text:p text:style-name="P23"><text:span text:style-name="T8">Allergies</text:span> | </text:p>
      <text:p text:style-name="P23">Medicine | </text:p>
      <text:p text:style-name="P23">History | </text:p>
      <text:p text:style-name="P22">Insurance |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Maple Mono" svg:font-family="'Maple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3:17:38.128969344</meta:creation-date>
    <dc:date>2024-01-25T19:05:18.447599087</dc:date>
    <meta:editing-duration>P2DT1H35M12S</meta:editing-duration>
    <meta:editing-cycles>168</meta:editing-cycles>
    <meta:generator>LibreOffice/7.5.9.2$Linux_X86_64 LibreOffice_project/50$Build-2</meta:generator>
    <meta:document-statistic meta:table-count="0" meta:image-count="0" meta:object-count="0" meta:page-count="2" meta:paragraph-count="128" meta:word-count="370" meta:character-count="1947" meta:non-whitespace-character-count="1637"/>
  </office:meta>
</office:document-meta>
</file>